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f52b2" officeooo:paragraph-rsid="001f52b2"/>
    </style:style>
    <style:style style:name="P2" style:family="paragraph" style:parent-style-name="Text_20_body">
      <style:text-properties fo:font-weight="bold" officeooo:rsid="001f52b2" officeooo:paragraph-rsid="001f52b2" style:font-weight-asian="bold" style:font-weight-complex="bold"/>
    </style:style>
    <style:style style:name="P3" style:family="paragraph" style:parent-style-name="Subtitle">
      <style:text-properties officeooo:rsid="001f52b2" officeooo:paragraph-rsid="001f52b2"/>
    </style:style>
    <style:style style:name="T1" style:family="text">
      <style:text-properties officeooo:rsid="001f52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zewo genealogiczne ( struktury drzewiaste ) - odwzorowanie w XML, zarządzanie danymi w kodzie zarządzalnym.</text:p>
      <text:p text:style-name="Text_20_body"/>
      <text:p text:style-name="P3">Karol Etrych</text:p>
      <text:p text:style-name="P1"/>
      <text:p text:style-name="P1">Przykładowy XML</text:p>
      <text:p text:style-name="P1">&lt;family&gt;</text:p>
      <text:p text:style-name="P1"><text:tab/>&lt;people&gt;</text:p>
      <text:p text:style-name="P1"><text:tab/><text:tab/>&lt;person forenames="Granddad" id="Granddad" sex="male" surname="Example"&gt;</text:p>
      <text:p text:style-name="P1"><text:tab/><text:tab/><text:tab/>&lt;born date="1915"/&gt;</text:p>
      <text:p text:style-name="P1"><text:tab/><text:tab/><text:tab/>&lt;died date="1998"/&gt;</text:p>
      <text:p text:style-name="P1"><text:tab/><text:tab/>&lt;/person&gt;</text:p>
      <text:p text:style-name="P1"><text:tab/><text:tab/>&lt;person forenames="Granny" id="Grandma" sex="female" surname="Jones"/&gt;</text:p>
      <text:p text:style-name="P1"><text:tab/><text:tab/>&lt;person forenames="Daddy" id="Dad" sex="male" surname="Example"&gt;</text:p>
      <text:p text:style-name="P1"><text:tab/><text:tab/><text:tab/>&lt;born date="1940"/&gt;</text:p>
      <text:p text:style-name="P1"><text:tab/><text:tab/><text:tab/>&lt;mother id="Grandma"/&gt;</text:p>
      <text:p text:style-name="P1"><text:tab/><text:tab/><text:tab/>&lt;father id="Granddad"/&gt;</text:p>
      <text:p text:style-name="P1"><text:tab/><text:tab/>&lt;/person&gt;</text:p>
      <text:p text:style-name="P1"><text:tab/><text:tab/>&lt;person forenames="Mommy" id="Mom" sex="female" surname="Smith"/&gt;</text:p>
      <text:p text:style-name="P1"><text:tab/><text:tab/>&lt;person forenames="Uncle" id="Uncle" sex="male" surname="Example"/&gt;</text:p>
      <text:p text:style-name="P1"><text:tab/><text:tab/>&lt;person forenames="Aunt" id="Aunt" sex="female" surname="Trotter"/&gt;</text:p>
      <text:p text:style-name="P1"><text:tab/><text:tab/>&lt;person forenames="Me" id="Me" sex="male" surname="Example"&gt;</text:p>
      <text:p text:style-name="P1"><text:tab/><text:tab/><text:tab/>&lt;born date="1973"/&gt;</text:p>
      <text:p text:style-name="P1"><text:tab/><text:tab/><text:tab/>&lt;mother id="Mom"/&gt;</text:p>
      <text:p text:style-name="P1"><text:tab/><text:tab/><text:tab/>&lt;father id="Dad"/&gt;</text:p>
      <text:p text:style-name="P1"><text:tab/><text:tab/>&lt;/person&gt;</text:p>
      <text:p text:style-name="P1"><text:soft-page-break/><text:tab/><text:tab/>&lt;person forenames="Brother" id="Brother" sex="male" surname="Example"&gt;</text:p>
      <text:p text:style-name="P1"><text:tab/><text:tab/><text:tab/>&lt;born date="1971"/&gt;</text:p>
      <text:p text:style-name="P1"><text:tab/><text:tab/><text:tab/>&lt;mother id="Mom"/&gt;</text:p>
      <text:p text:style-name="P1"><text:tab/><text:tab/><text:tab/>&lt;father id="Dad"/&gt;</text:p>
      <text:p text:style-name="P1"><text:tab/><text:tab/>&lt;/person&gt;</text:p>
      <text:p text:style-name="P1"><text:tab/>&lt;/people&gt;</text:p>
      <text:p text:style-name="P1"><text:tab/>&lt;marriages&gt;</text:p>
      <text:p text:style-name="P1"><text:tab/><text:tab/>&lt;marriage date="1964" husband="Dad" wife="Mom"/&gt;</text:p>
      <text:p text:style-name="P1"><text:tab/><text:tab/>&lt;marriage husband="Uncle" wife="Aunt"/&gt;</text:p>
      <text:p text:style-name="P1"><text:tab/>&lt;/marriages&gt;</text:p>
      <text:p text:style-name="P1">&lt;/family&gt;</text:p>
      <text:p text:style-name="P2">Procedury składowane</text:p>
      <text:p text:style-name="P2">CLR</text:p>
      <text:p text:style-name="P2">TSQ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20:23:17.391000000</meta:creation-date>
    <dc:date>2016-12-28T20:27:50.711000000</dc:date>
    <meta:editing-duration>PT4M34S</meta:editing-duration>
    <meta:editing-cycles>1</meta:editing-cycles>
    <meta:document-statistic meta:table-count="0" meta:image-count="0" meta:object-count="0" meta:page-count="2" meta:paragraph-count="37" meta:word-count="102" meta:character-count="1155" meta:non-whitespace-character-count="1025"/>
    <meta:generator>LibreOffice/5.2.3.3$Windows_X86_64 LibreOffice_project/d54a8868f08a7b39642414cf2c8ef2f228f780cf</meta:generator>
  </office:meta>
</office:document-meta>
</file>